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55269"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019cm" fo:min-width="8.39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.702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3.62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3.242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83cm" fo:min-width="5.68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757cm" fo:min-width="5.8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655cm" fo:min-width="5.834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77bc65" draw:textarea-horizontal-align="justify" draw:textarea-vertical-align="middle" draw:auto-grow-height="false" fo:min-height="1.655cm" fo:min-width="4.881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385cm" fo:min-width="2.04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2" style:family="graphic" style:parent-style-name="standard">
      <style:graphic-properties draw:fill-color="#a1467e" draw:textarea-horizontal-align="justify" draw:textarea-vertical-align="middle" draw:auto-grow-height="false" fo:min-height="3.242cm" fo:min-width="3.628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a1467e" draw:textarea-horizontal-align="justify" draw:textarea-vertical-align="middle" draw:auto-grow-height="false" fo:min-height="3.242cm" fo:min-width="4.897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62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655cm" fo:min-width="17.91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1.654cm" fo:min-width="4.58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15.05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8.64cm" fo:min-width="4.5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355269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3465a4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3465a4"/>
      <style:paragraph-properties fo:text-align="center" style:writing-mode="lr-tb"/>
      <style:text-properties fo:font-size="10pt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loext:graphic-properties draw:fill-color="#a1467e"/>
      <style:paragraph-properties fo:text-align="center" style:writing-mode="lr-tb"/>
      <style:text-properties fo:font-size="10pt" style:font-size-asian="14pt" style:font-size-complex="14pt"/>
    </style:style>
    <style:style style:name="P9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77bc65"/>
      <style:paragraph-properties fo:text-align="center" style:writing-mode="lr-tb"/>
      <style:text-properties fo:font-size="10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77bc65"/>
      <style:paragraph-properties fo:text-align="center" style:writing-mode="lr-tb"/>
      <style:text-properties fo:font-size="10pt" style:font-size-asian="14pt" style:font-size-complex="14pt"/>
    </style:style>
    <style:style style:name="P13" style:family="paragraph">
      <loext:graphic-properties draw:fill-color="#77bc65"/>
      <style:paragraph-properties fo:text-align="center" style:writing-mode="lr-tb"/>
      <style:text-properties fo:font-size="10pt"/>
    </style:style>
    <style:style style:name="P14" style:family="paragraph">
      <loext:graphic-properties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-color="#a1467e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d4ea6b"/>
      <style:paragraph-properties fo:text-align="center" style:writing-mode="lr-tb"/>
      <style:text-properties fo:font-size="10pt"/>
    </style:style>
    <style:style style:name="P19" style:family="paragraph">
      <style:paragraph-properties fo:text-align="center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fo:font-weight="bold" style:font-size-asian="10.5pt" style:font-weight-asian="bold" style:font-size-complex="10.5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10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4pt" style:font-weight-asian="normal" style:font-size-complex="14pt" style:font-weight-complex="normal"/>
    </style:style>
    <style:style style:name="T8" style:family="text">
      <style:text-properties fo:font-size="10pt" fo:font-weight="bold" style:font-size-asian="10.5pt" style:font-weight-asian="bold" style:font-size-complex="10.5pt" style:font-weight-complex="bold"/>
    </style:style>
    <style:style style:name="T9" style:family="text">
      <style:text-properties fo:font-size="10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27cm" svg:x="1.317cm" svg:y="27.035cm">
          <text:p text:style-name="P1"><text:span text:style-name="T1">ngin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91cm" svg:height="1.269cm" svg:x="10.842cm" svg:y="27.035cm">
          <text:p text:style-name="P3"><text:span text:style-name="T2">apache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938cm" svg:height="0.952cm" svg:x="11.72cm" svg:y="25.619cm">
          <text:p text:style-name="P1"><text:span text:style-name="T1">PHP8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127cm" svg:height="0.953cm" svg:x="8.303cm" svg:y="25.129cm">
          <text:p text:style-name="P1"><text:span text:style-name="T3">logic.AJA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2cm" svg:height="3.492cm" svg:x="1.301cm" svg:y="2.92cm">
          <text:p text:style-name="P7"><text:span text:style-name="T4">Web code &amp; </text:span><text:span text:style-name="T4"><text:line-break/></text:span><text:span text:style-name="T4">Documentation-flowcharts <text:s/></text:span><text:span text:style-name="T4"><text:line-break/></text:span><text:span text:style-name="T4">and documentation notes as a </text:span><text:span text:style-name="T5">tree editor app</text:span><text:span text:style-name="T4"> (window content and popup dialog set)</text:span><text:span text:style-name="T4"><text:line-break/></text:span><text:span text:style-name="T5">in 3D+2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185cm" svg:height="2.08cm" svg:x="13.547cm" svg:y="15.747cm">
          <text:p text:style-name="P3"><text:span text:style-name="T6">DatabaseEditor</text:span><text:span text:style-name="T2"> </text:span><text:span text:style-name="T2"><text:line-break/></text:span><text:span text:style-name="T2">Fetch, display and edit data from any database architecture, in 3D+2D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2.007cm" svg:x="13.065cm" svg:y="19.097cm">
          <text:p text:style-name="P10"><text:span text:style-name="T5">FilePhoenix</text:span><text:span text:style-name="T5"><text:line-break/></text:span><text:span text:style-name="T7">automated fil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334cm" svg:height="1.905cm" svg:x="13.065cm" svg:y="21.32cm">
          <text:p text:style-name="P7"><text:span text:style-name="T5">DataPhoenix</text:span><text:span text:style-name="T4">; </text:span><text:span text:style-name="T4"><text:line-break/></text:span><text:span text:style-name="T4">databas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381cm" svg:height="1.905cm" svg:x="14.155cm" svg:y="23.413cm">
          <text:p text:style-name="P1"><text:span text:style-name="T3">Solarstic</text:span><text:span text:style-name="T1"><text:line-break/></text:span><text:span text:style-name="T1">(signals manager sub-system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54cm" svg:height="0.635cm" svg:x="1.317cm" svg:y="1.317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783cm" svg:height="0.962cm" svg:x="1.317cm" svg:y="1.317cm">
          <draw:text-box>
            <text:p><text:span text:style-name="T1">Inside 1 PC</text:span></text:p>
          </draw:text-box>
        </draw:frame>
        <draw:custom-shape draw:style-name="gr12" draw:text-style-name="P8" draw:layer="layout" svg:width="4.128cm" svg:height="3.492cm" svg:x="9.572cm" svg:y="2.905cm">
          <text:p text:style-name="P7"><text:span text:style-name="T4">3D+2D</text:span></text:p>
          <text:p text:style-name="P7"><text:span text:style-name="T4">tree/forest/landscape/nebula view with data entry and edit capabili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5.397cm" svg:height="3.492cm" svg:x="14.335cm" svg:y="2.905cm">
          <text:p text:style-name="P3"><text:span text:style-name="T2">From blog articles to </text:span><text:span text:style-name="T6">webshop product pages</text:span><text:span text:style-name="T2"> :</text:span><text:span text:style-name="T2"><text:line-break/></text:span><text:span text:style-name="T2">* financial back end (bank- and tax-office compatible)</text:span><text:span text:style-name="T2"><text:line-break/></text:span><text:span text:style-name="T2">* 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127cm" svg:height="2.223cm" svg:x="6.398cm" svg:y="22.272cm">
          <text:p text:style-name="P3"><text:span text:style-name="T6">na.site.loadContent()</text:span><text:span text:style-name="T2"><text:line-break/></text:span><text:span text:style-name="T2">version N+1</text:span><text:span text:style-name="T2"><text:line-break/></text:span><text:span text:style-name="T2">loading of app dialog content through </text:span><text:span text:style-name="T2"><text:line-break/></text:span><text:span text:style-name="T2">view UR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8.415cm" svg:height="1.905cm" svg:x="1.317cm" svg:y="7.032cm">
          <text:p text:style-name="P1"><text:span text:style-name="T1">vividUserInterface (3D + 2D web user interface components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08cm" svg:height="1.905cm" svg:x="14.652cm" svg:y="13.512cm">
          <text:p text:style-name="P3"><text:span text:style-name="T6">JungleSignalsManager</text:span><text:span text:style-name="T2"><text:line-break/></text:span><text:span text:style-name="T2">combining all of what’s listed below here into a data-copy and -restoration code library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08cm" svg:height="1.904cm" svg:x="14.595cm" svg:y="11.451cm">
          <text:p text:style-name="P3"><text:span text:style-name="T6">ComputerTasksManager</text:span><text:span text:style-name="T2"><text:line-break/></text:span><text:span text:style-name="T2">OS process and threads 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5.557cm" svg:height="1.27cm" svg:x="4.175cm" svg:y="1.317cm">
          <text:p text:style-name="P19">https://001.ams.nl.servers.said.b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6" draw:layer="layout" svg:width="5.08cm" svg:height="8.89cm" svg:x="1.317cm" svg:y="17.019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5.08cm" svg:height="10.16cm" svg:x="1.317cm" svg:y="17.192cm">
          <draw:text-box>
            <text:p text:style-name="P20"><text:span text:style-name="T8">dnSync a.k.a.</text:span><text:span text:style-name="T8"><text:line-break/></text:span><text:span text:style-name="T8">digitalNetworkSync</text:span></text:p>
            <text:p text:style-name="P20"><text:span text:style-name="T9">Share anything from video/radio online streams to folderstructures filled with any type of php-regx compatible search file and properties-search, files, via PHP in a prioritized by transmission speed (traceroute, wget, and curl as fallbacks with automatic installation during this project's installation as client user software, and latency aware whenever possible (barring electrical problems on a city / region's data network lines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44:57.161928696</meta:creation-date>
    <dc:date>2025-10-21T08:45:16.287956518</dc:date>
    <meta:editing-duration>PT12H54M49S</meta:editing-duration>
    <meta:editing-cycles>15</meta:editing-cycles>
    <meta:generator>LibreOffice/24.2.7.2$Linux_X86_64 LibreOffice_project/420$Build-2</meta:generator>
    <meta:document-statistic meta:object-count="20"/>
  </office:meta>
</office:document-meta>
</file>